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5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3.50pt" fo:font-weight="bold"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3.50pt" fo:font-weight="bold"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3.50pt" fo:font-weight="bold"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3.50pt" fo:font-weight="bold"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3.5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3.5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3.5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3.50pt" fo:font-weight="bold"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3.5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4.00pt" fo:font-weight="bold" fo:font-family="Calibri" style:font-family-asian="Calibri" style:font-family-complex="Calibri" fo:background-color="transparent" style:use-window-font-color="true"/>
    </style:style>
    <style:style style:name="P1" style:family="paragraph">
      <style:paragraph-properties fo:line-height="100.00%" fo:text-align="center" fo:margin-top="5.00pt" fo:margin-bottom="5.00pt"/>
    </style:style>
    <style:style style:name="P2" style:family="paragraph">
      <style:paragraph-properties fo:line-height="100.00%" fo:text-align="left" fo:margin-top="5.00pt" fo:margin-bottom="5.00pt"/>
    </style:style>
    <style:style style:name="P3" style:family="paragraph">
      <style:paragraph-properties fo:line-height="115.00%" fo:text-align="left" fo:margin-bottom="10.00pt"/>
    </style:style>
  </office:automatic-styles>
  <office:body>
    <office:text>
      <text:p text:style-name="P1"><text:span text:style-name="T1"/></text:p>
      <text:p text:style-name="P1"><text:span text:style-name="T1">BUSINESS PLAN VOCABULARY</text:span></text:p>
      <text:p text:style-name="P2"><text:span text:style-name="T2"/></text:p>
      <text:p text:style-name="P2"><text:span text:style-name="T2">Description of Business </text:span></text:p>
      <text:p text:style-name="P2"><text:span text:style-name="T3">Outlines a profile of the company (origin of the company, history of the product development, etc.) and the industry in which it operates. </text:span></text:p>
      <text:p text:style-name="P2"><text:span text:style-name="T4">Description of Products and Services </text:span></text:p>
      <text:p text:style-name="P2"><text:span text:style-name="T5">Differentiates the organization's products and services from those of its competitors. </text:span></text:p>
      <text:p text:style-name="P2"><text:span text:style-name="T6">Description of Management and Organizational Structure </text:span></text:p>
      <text:p text:style-name="P2"><text:span text:style-name="T7">Discusses the strengths of the management team (experience, achievements, etc.) and information about the work force and ownership, while discussing as well its organizational structure, showing how that structure will accomplish set goals </text:span></text:p>
      <text:p text:style-name="P2"><text:span text:style-name="T8">Sale and Marketing Plan </text:span></text:p>
      <text:p text:style-name="P2"><text:span text:style-name="T9">Plan explores the methods and activities that will be used to reach revenue goals. Specific sales programs (customer membership rewards, etc) and marketing plans </text:span></text:p>
      <text:p text:style-name="P2"><text:span text:style-name="T10">Financial Plan </text:span></text:p>
      <text:p text:style-name="P2"><text:span text:style-name="T11">Requirements and financing options along with projections of income, expenses, and cash flow (how much money is available and when) are central aspects of the financial plan. </text:span></text:p>
      <text:p text:style-name="P2"><text:span text:style-name="T12">Production Plan </text:span></text:p>
      <text:p text:style-name="P2"><text:span text:style-name="T13">This part of a business plan is included only if the company is involved in manufacturing products. It contains important dates for finances (when capital is needed and when revenue is expected), production (production schedules and delivery dates) and marketing plan (when certain initiatives begin and end), </text:span></text:p>
      <text:p text:style-name="P2"><text:span text:style-name="T14">Implementation Schedule </text:span></text:p>
      <text:p text:style-name="P2"><text:span text:style-name="T15">Important dates for finances (when capital is needed and when revenue is expected), marketing (when certain initiatives begin and end), and production (production schedules and delivery dates) are outlined in this section. </text:span></text:p>
      <text:p text:style-name="P2"><text:span text:style-name="T16">Contingency Plans </text:span></text:p>
      <text:p text:style-name="P2"><text:span text:style-name="T17">Final section of the business plan details problems and challenges that the organization may face along with contingency plans for overcoming obstacles that may arise in the future. </text:span></text:p>
      <text:p text:style-name="P2"><text:span text:style-name="T18">Final Notes on Business Plans </text:span></text:p>
      <text:p text:style-name="P2"><text:span text:style-name="T19">Basic elements, like a table of contents and a cover sheet, are always expected. An appendix may include charts or other documentation that supports the business plan. </text:span></text:p>
      <text:p text:style-name="P3"><text:span text:style-name="T20"><text:s/></text:span></text:p>
      <text:p text:style-name="P3"><text:span text:style-name="T20"/></text:p>
      <text:p text:style-name="P3"><text:span text:style-name="T2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